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Linear comparis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 input</text:p>
          </table:table-cell>
          <table:table-cell office:value-type="float" office:value="1024" calcext:value-type="float">
            <text:p>10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utput </text:p>
          </table:table-cell>
          <table:table-cell table:number-columns-repeated="7"/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Linear</text:p>
          </table:table-cell>
          <table:table-cell table:style-name="ce2" table:number-columns-repeated="2"/>
          <table:table-cell table:number-columns-repeated="5"/>
          <table:table-cell office:value-type="float" office:value="0.000589" calcext:value-type="float">
            <text:p>0.000589</text:p>
          </table:table-cell>
          <table:table-cell office:value-type="float" office:value="0.001033" calcext:value-type="float">
            <text:p>0.001033</text:p>
          </table:table-cell>
          <table:table-cell office:value-type="float" office:value="0.00306" calcext:value-type="float">
            <text:p>0.00306</text:p>
          </table:table-cell>
          <table:table-cell office:value-type="float" office:value="0.012136" calcext:value-type="float">
            <text:p>0.012136</text:p>
          </table:table-cell>
          <table:table-cell office:value-type="float" office:value="0.02459" calcext:value-type="float">
            <text:p>0.02459</text:p>
          </table:table-cell>
        </table:table-row>
        <table:table-row table:style-name="ro1">
          <table:table-cell office:value-type="string" calcext:value-type="string">
            <text:p>Linear Optim</text:p>
          </table:table-cell>
          <table:table-cell table:style-name="ce2" table:number-columns-repeated="2"/>
          <table:table-cell table:number-columns-repeated="5"/>
          <table:table-cell office:value-type="float" office:value="0.000392" calcext:value-type="float">
            <text:p>0.000392</text:p>
          </table:table-cell>
          <table:table-cell office:value-type="float" office:value="0.000777" calcext:value-type="float">
            <text:p>0.000777</text:p>
          </table:table-cell>
          <table:table-cell office:value-type="float" office:value="0.001748" calcext:value-type="float">
            <text:p>0.001748</text:p>
          </table:table-cell>
          <table:table-cell office:value-type="float" office:value="0.004513" calcext:value-type="float">
            <text:p>0.004513</text:p>
          </table:table-cell>
          <table:table-cell office:value-type="float" office:value="0.009112" calcext:value-type="float">
            <text:p>0.009112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onst Output</text:p>
          </table:table-cell>
          <table:table-cell office:value-type="float" office:value="1024" calcext:value-type="float">
            <text:p>10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ear</text:p>
          </table:table-cell>
          <table:table-cell office:value-type="float" office:value="0.000588" calcext:value-type="float">
            <text:p>0.000588</text:p>
          </table:table-cell>
          <table:table-cell office:value-type="float" office:value="0.00414" calcext:value-type="float">
            <text:p>0.00414</text:p>
          </table:table-cell>
          <table:table-cell office:value-type="float" office:value="0.00306" calcext:value-type="float">
            <text:p>0.00306</text:p>
          </table:table-cell>
          <table:table-cell office:value-type="float" office:value="0.019708" calcext:value-type="float">
            <text:p>0.019708</text:p>
          </table:table-cell>
          <table:table-cell office:value-type="float" office:value="0.047991" calcext:value-type="float">
            <text:p>0.0479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ear Optim</text:p>
          </table:table-cell>
          <table:table-cell office:value-type="float" office:value="0.000375" calcext:value-type="float">
            <text:p>0.000375</text:p>
          </table:table-cell>
          <table:table-cell office:value-type="float" office:value="0.003543" calcext:value-type="float">
            <text:p>0.003543</text:p>
          </table:table-cell>
          <table:table-cell office:value-type="float" office:value="0.001748" calcext:value-type="float">
            <text:p>0.001748</text:p>
          </table:table-cell>
          <table:table-cell office:value-type="float" office:value="0.005362" calcext:value-type="float">
            <text:p>0.005362</text:p>
          </table:table-cell>
          <table:table-cell office:value-type="float" office:value="0.009512" calcext:value-type="float">
            <text:p>0.00951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0:27:34.887219482</meta:creation-date>
    <dc:date>2020-03-21T11:05:21.064296481</dc:date>
    <meta:editing-duration>PT27M24S</meta:editing-duration>
    <meta:editing-cycles>25</meta:editing-cycles>
    <meta:generator>LibreOffice/6.0.7.3$Linux_X86_64 LibreOffice_project/00m0$Build-3</meta:generator>
    <meta:document-statistic meta:table-count="1" meta:cell-count="41" meta:object-count="0"/>
  </office:meta>
</office:document-meta>
</file>